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Technique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*</text:p>
          </table:table-cell>
          <table:table-cell office:value-type="string">
            <text:p>Sunder Arm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*</text:p>
          </table:table-cell>
          <table:table-cell office:value-type="string">
            <text:p>Destroy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 blows have a chance to apply sunder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ighty Blow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all</text:p>
          </table:table-cell>
          <table:table-cell/>
          <table:table-cell office:value-type="string">
            <text:p>When you Death Blow you puts all your strength into it, increasing attack; all remaining stamina is consumed and used to increase blow damage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Master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hield Wall also makes you immune to stuns &amp; knockbacks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*</text:p>
          </table:table-cell>
          <table:table-cell office:value-type="string">
            <text:p>Shield Cov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hield Wall also increases chances to deflect missil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ed Strength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adow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target that cannot see you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Health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preme Health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attack and damage with sword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word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ord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Axe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4" office:value-type="string">
            <text:p>Increases attack and damage with axes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Ax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Hafted weapons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4" office:value-type="string">
            <text:p>Increases attack and damage with hafted weapons</text:p>
          </table:table-cell>
          <table:table-cell table:style-name="ce13" table:number-columns-repeated="246"/>
        </table:table-row>
        <table:table-row table:style-name="ro1">
          <table:table-cell/>
          <table:table-cell office:value-type="string">
            <text:p>Hafted weapons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82])" office:value-type="float" office:value="65">
            <text:p>65</text:p>
          </table:table-cell>
          <table:table-cell table:number-columns-repeated="253"/>
        </table:table-row>
        <table:table-row table:style-name="ro1" table:number-rows-repeated="654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2">01/02/2010</text:date>, <text:time>01:5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2T01:54:22</dc:date>
    <dc:language>fr-FR</dc:language>
    <meta:editing-cycles>63</meta:editing-cycles>
    <meta:editing-duration>P1DT17H52M4S</meta:editing-duration>
    <meta:user-defined meta:name="Info 1"/>
    <meta:user-defined meta:name="Info 2"/>
    <meta:user-defined meta:name="Info 3"/>
    <meta:user-defined meta:name="Info 4"/>
    <meta:document-statistic meta:table-count="2" meta:cell-count="313"/>
  </office:meta>
</office:document-meta>
</file>